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5.032cm" fo:margin-left="-0.065cm" table:align="left" style:writing-mode="lr-tb"/>
    </style:style>
    <style:style style:name="Tabla1.A" style:family="table-column">
      <style:table-column-properties style:column-width="2.159cm"/>
    </style:style>
    <style:style style:name="Tabla1.B" style:family="table-column">
      <style:table-column-properties style:column-width="0.358cm"/>
    </style:style>
    <style:style style:name="Tabla1.C" style:family="table-column">
      <style:table-column-properties style:column-width="2.517cm"/>
    </style:style>
    <style:style style:name="Tabla1.D" style:family="table-column">
      <style:table-column-properties style:column-width="2.498cm"/>
    </style:style>
    <style:style style:name="Tabla1.E" style:family="table-column">
      <style:table-column-properties style:column-width="7.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eebf6" style:border-line-width-left="0.026cm 0.026cm 0.106cm" style:border-line-width-top="0.026cm 0.026cm 0.106cm" fo:padding-left="0.191cm" fo:padding-right="0.191cm" fo:padding-top="0cm" fo:padding-bottom="0cm" fo:border-left="4.5pt double #000000" fo:border-right="none" fo:border-top="4.5pt double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deebf6" style:border-line-width-right="0.026cm 0.026cm 0.106cm" style:border-line-width-top="0.026cm 0.026cm 0.106cm" fo:padding-left="0.191cm" fo:padding-right="0.191cm" fo:padding-top="0cm" fo:padding-bottom="0cm" fo:border-left="none" fo:border-right="4.5pt double #000000" fo:border-top="4.5pt double #000000" fo:border-bottom="0.5pt solid #000000" style:writing-mode="lr-tb">
        <style:background-image/>
      </style:table-cell-properties>
    </style:style>
    <style:style style:name="Tabla1.2" style:family="table-row">
      <style:table-row-properties style:min-row-height="0.822cm" fo:keep-together="auto"/>
    </style:style>
    <style:style style:name="Tabla1.A2" style:family="table-cell">
      <style:table-cell-properties style:vertical-align="top" fo:background-color="#c5e0b3" style:border-line-width-left="0.026cm 0.026cm 0.106cm" style:border-line-width-right="0.026cm 0.026cm 0.106cm" fo:padding-left="0.191cm" fo:padding-right="0.191cm" fo:padding-top="0cm" fo:padding-bottom="0cm" fo:border-left="4.5pt double #000000" fo:border-right="4.5pt double #000000" fo:border-top="0.5pt solid #000000" fo:border-bottom="0.5pt solid #000000" style:writing-mode="lr-tb">
        <style:background-image/>
      </style:table-cell-properties>
    </style:style>
    <style:style style:name="Tabla1.4" style:family="table-row">
      <style:table-row-properties style:min-row-height="0.455cm" fo:keep-together="auto"/>
    </style:style>
    <style:style style:name="Tabla1.A4" style:family="table-cell">
      <style:table-cell-properties style:vertical-align="top" fo:background-color="#a8d08d"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>
        <style:background-image/>
      </style:table-cell-properties>
    </style:style>
    <style:style style:name="Tabla1.C4" style:family="table-cell">
      <style:table-cell-properties style:vertical-align="top"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a1.5" style:family="table-row">
      <style:table-row-properties style:min-row-height="1.282cm" fo:keep-together="auto"/>
    </style:style>
    <style:style style:name="Tabla1.A5" style:family="table-cell">
      <style:table-cell-properties style:vertical-align="top" fo:background-color="#b4c6e7"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>
        <style:background-image/>
      </style:table-cell-properties>
    </style:style>
    <style:style style:name="Tabla1.C5" style:family="table-cell">
      <style:table-cell-properties style:vertical-align="top"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D5" style:family="table-cell">
      <style:table-cell-properties style:vertical-align="top"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a1.D6" style:family="table-cell">
      <style:table-cell-properties style:vertical-align="top"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a1.A7" style:family="table-cell">
      <style:table-cell-properties style:vertical-align="top" fo:background-color="#f7caac"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>
        <style:background-image/>
      </style:table-cell-properties>
    </style:style>
    <style:style style:name="Tabla1.E7" style:family="table-cell">
      <style:table-cell-properties style:vertical-align="top" fo:background-color="#ffe599"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>
        <style:background-image/>
      </style:table-cell-properties>
    </style:style>
    <style:style style:name="Tabla1.A8" style:family="table-cell">
      <style:table-cell-properties style:vertical-align="top" style:border-line-width-left="0.026cm 0.026cm 0.106cm" style:border-line-width-bottom="0.026cm 0.026cm 0.106cm" fo:padding-left="0.191cm" fo:padding-right="0.191cm" fo:padding-top="0cm" fo:padding-bottom="0cm" fo:border-left="4.5pt double #000000" fo:border-right="0.5pt solid #000000" fo:border-top="0.5pt solid #000000" fo:border-bottom="4.5pt double #000000" style:writing-mode="lr-tb"/>
    </style:style>
    <style:style style:name="Tabla1.E8" style:family="table-cell">
      <style:table-cell-properties style:vertical-align="top" style:border-line-width-right="0.026cm 0.026cm 0.106cm" style:border-line-width-bottom="0.026cm 0.026cm 0.106cm" fo:padding-left="0.191cm" fo:padding-right="0.191cm" fo:padding-top="0cm" fo:padding-bottom="0cm" fo:border-left="0.5pt solid #000000" fo:border-right="4.5pt double #000000" fo:border-top="0.5pt solid #000000" fo:border-bottom="4.5pt double #000000" style:writing-mode="lr-tb"/>
    </style:style>
    <style:style style:name="P1" style:family="paragraph" style:parent-style-name="Standard">
      <style:text-properties style:text-position="0% 100%" fo:language="es" fo:country="ES" fo:font-weight="bold" style:font-weight-asian="bold" style:font-weight-complex="bold"/>
    </style:style>
    <style:style style:name="P2" style:family="paragraph" style:parent-style-name="Standard">
      <style:paragraph-properties style:snap-to-layout-grid="false"/>
      <style:text-properties style:text-position="0% 100%" fo:language="es" fo:country="ES"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style:text-position="0% 100%" fo:language="es" fo:country="ES" fo:font-weight="bold" officeooo:rsid="0019daff" officeooo:paragraph-rsid="0019daff" style:font-weight-asian="bold" style:font-weight-complex="bold"/>
    </style:style>
    <style:style style:name="P4" style:family="paragraph" style:parent-style-name="Standard">
      <style:text-properties style:text-position="0% 100%" fo:language="es" fo:country="ES" fo:font-weight="bold" officeooo:rsid="0019daff" officeooo:paragraph-rsid="0019daff" style:font-weight-asian="bold" style:font-weight-complex="bold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Standard">
      <style:paragraph-properties style:snap-to-layout-grid="false"/>
      <style:text-properties style:text-position="0% 100%"/>
    </style:style>
    <style:style style:name="P7" style:family="paragraph" style:parent-style-name="Standard">
      <style:text-properties style:text-position="0% 100%" officeooo:rsid="0019daff" officeooo:paragraph-rsid="0019daff"/>
    </style:style>
    <style:style style:name="T1" style:family="text">
      <style:text-properties style:text-position="0% 100%" fo:language="es" fo:country="E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NOMBRE:<text:span text:style-name="T1"/></text:p>
            <text:p text:style-name="P1"/>
            <text:p text:style-name="P1">CURSO:<text:span text:style-name="T1"/></text:p>
          </table:table-cell>
          <table:table-cell table:style-name="Tabla1.B1" table:number-columns-spanned="4" office:value-type="string">
            <text:p text:style-name="P3">Marco</text:p>
            <text:p text:style-name="P5"/>
            <text:p text:style-name="P7">1º DAW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5" office:value-type="string">
            <text:p text:style-name="P1">TIPO DE FACTOR <text:s/>DE RIESGO:<text:span text:style-name="T1"/></text:p>
            <text:p text:style-name="P4">Condiciones de seguridad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5" office:value-type="string">
            <text:p text:style-name="P1">RIESGO:</text:p>
            <text:p text:style-name="P4">Lugares de trabaj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">DESCRIPCIÓN:<text:span text:style-name="T1"/></text:p>
          </table:table-cell>
          <table:covered-table-cell/>
          <table:table-cell table:style-name="Tabla1.C4" table:number-columns-spanned="3" office:value-type="string">
            <text:p text:style-name="P2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 table:style-name="Tabla1.5">
          <table:table-cell table:style-name="Tabla1.A5" table:number-rows-spanned="2" table:number-columns-spanned="2" office:value-type="string">
            <text:p text:style-name="P2"/>
            <text:p text:style-name="P1"/>
            <text:p text:style-name="P1">DAÑOS A LA SALUD:<text:span text:style-name="T1"/></text:p>
          </table:table-cell>
          <table:covered-table-cell/>
          <table:table-cell table:style-name="Tabla1.C5" office:value-type="string">
            <text:p text:style-name="P1">ACCIDENTE TRABAJO:<text:span text:style-name="T1"/></text:p>
            <text:p text:style-name="P1"/>
            <text:p text:style-name="P1"/>
            <text:p text:style-name="P1"/>
          </table:table-cell>
          <table:table-cell table:style-name="Tabla1.D5" table:number-rows-spanned="2" table:number-columns-spanned="2" office:value-type="string">
            <text:p text:style-name="P2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 table:style-name="Tabla1.5">
          <table:covered-table-cell table:style-name="Tabla1.A5"/>
          <table:covered-table-cell/>
          <table:table-cell table:style-name="Tabla1.C5" office:value-type="string">
            <text:p text:style-name="P1">ENFERMEDAD PROFESIONAL:<text:span text:style-name="T1"/></text:p>
          </table:table-cell>
          <table:covered-table-cell table:style-name="Tabla1.D5"/>
          <table:covered-table-cell/>
        </table:table-row>
        <table:table-row table:style-name="Tabla1.1">
          <table:table-cell table:style-name="Tabla1.A7" table:number-columns-spanned="4" office:value-type="string">
            <text:p text:style-name="P1">MEDIDAS PREVENCIÓN:<text:span text:style-name="T1"/></text:p>
            <text:p text:style-name="P1"/>
          </table:table-cell>
          <table:covered-table-cell/>
          <table:covered-table-cell/>
          <table:covered-table-cell/>
          <table:table-cell table:style-name="Tabla1.E7" office:value-type="string">
            <text:p text:style-name="P1">MEDIDAS PROTECCIÓN:<text:span text:style-name="T1"/></text:p>
          </table:table-cell>
        </table:table-row>
        <table:table-row table:style-name="Tabla1.1">
          <table:table-cell table:style-name="Tabla1.A8" table:number-columns-spanned="4" office:value-type="string">
            <text:p text:style-name="P2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table-cell table:style-name="Tabla1.E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fo:font-size="10pt" fo:language="en" fo:country="US" style:font-name-asian="SimSun" style:font-family-asian="SimSun" style:font-size-asian="10pt" style:language-asian="zh" style:country-asian="CN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quel Almirante</meta:initial-creator>
    <meta:creation-date>2023-04-03T12:11:03</meta:creation-date>
    <dc:date>2023-04-17T13:32:55.189339076</dc:date>
    <meta:editing-duration>PT26M1S</meta:editing-duration>
    <meta:editing-cycles>1</meta:editing-cycles>
    <meta:document-statistic meta:table-count="1" meta:image-count="0" meta:object-count="0" meta:page-count="1" meta:paragraph-count="14" meta:word-count="30" meta:character-count="207" meta:non-whitespace-character-count="190"/>
    <meta:generator>LibreOffice/7.4.6.2$Linux_X86_64 LibreOffice_project/40$Build-2</meta:generator>
    <meta:user-defined meta:name="ICV">67AE086767BA4E50A503029F8FC18260</meta:user-defined>
    <meta:user-defined meta:name="KSOProductBuildVer">3082-11.2.0.11516</meta:user-defined>
  </office:meta>
</office:document-meta>
</file>